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665f3f" officeooo:paragraph-rsid="00665f3f"/>
    </style:style>
    <style:style style:name="P2" style:family="paragraph" style:parent-style-name="Standard">
      <style:text-properties officeooo:rsid="006805bb" officeooo:paragraph-rsid="006805bb"/>
    </style:style>
    <style:style style:name="P3" style:family="paragraph" style:parent-style-name="Standard">
      <style:text-properties officeooo:rsid="0069e931" officeooo:paragraph-rsid="0069e931"/>
    </style:style>
    <style:style style:name="P4" style:family="paragraph" style:parent-style-name="Standard">
      <style:text-properties officeooo:rsid="006b2868" officeooo:paragraph-rsid="006b2868"/>
    </style:style>
    <style:style style:name="P5" style:family="paragraph" style:parent-style-name="Standard">
      <style:text-properties officeooo:rsid="006bfe76" officeooo:paragraph-rsid="006bfe76"/>
    </style:style>
    <style:style style:name="P6" style:family="paragraph" style:parent-style-name="Standard">
      <style:text-properties officeooo:rsid="006c848f" officeooo:paragraph-rsid="006c848f"/>
    </style:style>
    <style:style style:name="P7" style:family="paragraph" style:parent-style-name="Standard">
      <style:text-properties officeooo:rsid="006ce827" officeooo:paragraph-rsid="006ce827"/>
    </style:style>
    <style:style style:name="P8" style:family="paragraph" style:parent-style-name="Standard">
      <style:text-properties officeooo:rsid="006e7c1d" officeooo:paragraph-rsid="006e7c1d"/>
    </style:style>
    <style:style style:name="P9" style:family="paragraph" style:parent-style-name="Standard">
      <style:text-properties officeooo:rsid="006ee080" officeooo:paragraph-rsid="006ee080"/>
    </style:style>
    <style:style style:name="P10" style:family="paragraph" style:parent-style-name="Standard">
      <style:text-properties officeooo:rsid="006fe3bd" officeooo:paragraph-rsid="006fe3bd"/>
    </style:style>
    <style:style style:name="P11" style:family="paragraph" style:parent-style-name="Standard">
      <style:text-properties officeooo:rsid="00711905" officeooo:paragraph-rsid="00711905"/>
    </style:style>
    <style:style style:name="P12" style:family="paragraph" style:parent-style-name="Standard">
      <style:text-properties officeooo:rsid="0071b59f" officeooo:paragraph-rsid="0071b59f"/>
    </style:style>
    <style:style style:name="P13" style:family="paragraph" style:parent-style-name="Standard">
      <style:text-properties officeooo:rsid="0071b59f" officeooo:paragraph-rsid="00738c42"/>
    </style:style>
    <style:style style:name="P14" style:family="paragraph" style:parent-style-name="Standard">
      <style:text-properties officeooo:rsid="0074c382" officeooo:paragraph-rsid="0074c382"/>
    </style:style>
    <style:style style:name="P15" style:family="paragraph" style:parent-style-name="Standard">
      <style:text-properties officeooo:rsid="006c848f" officeooo:paragraph-rsid="006c848f"/>
    </style:style>
    <style:style style:name="T1" style:family="text">
      <style:text-properties officeooo:rsid="006ce827"/>
    </style:style>
    <style:style style:name="T2" style:family="text">
      <style:text-properties officeooo:rsid="00705763"/>
    </style:style>
    <style:style style:name="T3" style:family="text">
      <style:text-properties officeooo:rsid="00738c42"/>
    </style:style>
    <style:style style:name="T4" style:family="text">
      <style:text-properties officeooo:rsid="0076a4c7"/>
    </style:style>
    <style:style style:name="T5" style:family="text">
      <style:text-properties officeooo:rsid="0077601b"/>
    </style:style>
    <style:style style:name="T6" style:family="text">
      <style:text-properties officeooo:rsid="0078b6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 control:</text:p>
      <text:p text:style-name="P1">sleep 10 <text:s/># sleeps 10 sec.</text:p>
      <text:p text:style-name="P1">^C → SIGINT (Signal Interrupt)</text:p>
      <text:p text:style-name="P2">man signal</text:p>
      <text:p text:style-name="P2">SIGKILL: Terminate the process, no matter what.</text:p>
      <text:p text:style-name="P3">If someone ^C your program then you might want to save the process at that time maybe.</text:p>
      <text:p text:style-name="P3"/>
      <text:p text:style-name="P4">&gt;sleep 1000</text:p>
      <text:p text:style-name="P4">^Z <text:s/>→ stopped</text:p>
      <text:p text:style-name="P4">nohup sleep 2000 &amp; <text:s/>→ run this but at the background</text:p>
      <text:p text:style-name="P4">&gt;jobs</text:p>
      <text:p text:style-name="P4">[1] <text:s/>+ suspended sleep 1000</text:p>
      <text:p text:style-name="P4">[2] <text:s/>- <text:s/>running <text:s text:c="4"/>nohup sleep 2000</text:p>
      <text:p text:style-name="P4">&gt;bg %1</text:p>
      <text:p text:style-name="P4">[1] <text:s/>- 17861 continued <text:s/>sleep 1000</text:p>
      <text:p text:style-name="P4">&gt;jobs</text:p>
      <text:p text:style-name="P4">[1] <text:s/>- running <text:s text:c="3"/>sleep 1000</text:p>
      <text:p text:style-name="P4">[2] <text:s/>+ running <text:s text:c="3"/>nohup sleep 2000</text:p>
      <text:p text:style-name="P4">&gt;kill -STOP %1</text:p>
      <text:p text:style-name="P4">[1] <text:s/>+ 17861 suspended (signal) <text:s/>sleep 1000</text:p>
      <text:p text:style-name="P4">&gt;jobs</text:p>
      <text:p text:style-name="P4">[1] <text:s/>+ suspended (signal) <text:s/>sleep 1000</text:p>
      <text:p text:style-name="P4">[2] <text:s/>- running <text:s text:c="3"/>nohup sleep 2000</text:p>
      <text:p text:style-name="P5">&gt;kill -HUP %1</text:p>
      <text:p text:style-name="P5">[1] <text:s/>+ 17861 hangup <text:s text:c="4"/>sleep 1000</text:p>
      <text:p text:style-name="P5">&gt;jobs</text:p>
      <text:p text:style-name="P5">[2] <text:s/>+ running <text:s text:c="3"/>nohup sleep 2000</text:p>
      <text:p text:style-name="P5">&gt;kill -HUP %2</text:p>
      <text:p text:style-name="P5">&gt;jobs</text:p>
      <text:p text:style-name="P5">[2] <text:s/>+ running <text:s text:c="3"/>nohup sleep 2000</text:p>
      <text:p text:style-name="P5">&gt;kill -KILL %2</text:p>
      <text:p text:style-name="P5">[2] <text:s/>+ 17973 killed <text:s text:c="4"/>nohup sleep 2000</text:p>
      <text:p text:style-name="P5">&gt;jobs</text:p>
      <text:p text:style-name="P5"/>
      <text:p text:style-name="P5">Terminal multiplexer (tmux):</text:p>
      <text:p text:style-name="P6">&gt;tmux: opens <text:span text:style-name="T5">a new one</text:span></text:p>
      <text:p text:style-name="P6">detach: ^+b, release, then d</text:p>
      <text:p text:style-name="P6">&gt;<text:span text:style-name="T1">tmux new -t foobar</text:span></text:p>
      <text:p text:style-name="P6">&gt;<text:span text:style-name="T1">tmux a -t foobar</text:span></text:p>
      <text:p text:style-name="P6">&gt;<text:span text:style-name="T4">tmux ls</text:span></text:p>
      <text:p text:style-name="P7">^b+c <text:s/>→ <text:s/>opens a new window</text:p>
      <text:p text:style-name="P7">^b+p <text:s/>→ <text:s/>jumps to previous window</text:p>
      <text:p text:style-name="P7">^b+n <text:s/>→ <text:s/>jumps to next window</text:p>
      <text:p text:style-name="P7">^b+, <text:s text:c="2"/>→ <text:s/>rename a window</text:p>
      <text:p text:style-name="P8">^b+” <text:s/>→ <text:s/>splits a window into two panes horizontally</text:p>
      <text:p text:style-name="P8">^b+% → <text:s/>splits vertically</text:p>
      <text:p text:style-name="P8">^b+&lt;arrow keys&gt; → to navigate through panes</text:p>
      <text:p text:style-name="P8">^b+SPACE → arranges different layouts</text:p>
      <text:p text:style-name="P8">^b+z → zoom that pane</text:p>
      <text:p text:style-name="P8"/>
      <text:p text:style-name="P9">Dot files:</text:p>
      <text:p text:style-name="P9">&gt;alias ll=”ls -lah”</text:p>
      <text:p text:style-name="P9"><text:soft-page-break/>&gt;ll</text:p>
      <text:p text:style-name="P9">&gt;alias gs</text:p>
      <text:p text:style-name="P9">gs=”git status”</text:p>
      <text:p text:style-name="P9"/>
      <text:p text:style-name="P10">Add PS1=”\w &gt; “ to .bashrc, show working directory <text:span text:style-name="T2">for bash shell.</text:span></text:p>
      <text:p text:style-name="P10"/>
      <text:p text:style-name="P11">&gt;vim ~/.config/alacritty/alacritty.yml <text:s/>→ <text:s/>configure shell infos.</text:p>
      <text:p text:style-name="P11"/>
      <text:p text:style-name="P12">Symlinks → ln -s path/to/file symlink</text:p>
      <text:p text:style-name="P12"/>
      <text:p text:style-name="P12">Remote machines:</text:p>
      <text:p text:style-name="P12">&gt;ssh <text:a xlink:type="simple" xlink:href="mailto:jjgo@192.168.246.142" text:style-name="Internet_20_link" text:visited-style-name="Visited_20_Internet_20_Link">jjgo@192.168.246.142</text:a> ls -la</text:p>
      <text:p text:style-name="P12">&gt;<text:span text:style-name="T3">ssh-keygen -o -a 100 -t ed25519</text:span></text:p>
      <text:p text:style-name="P13">&gt;<text:span text:style-name="T3">cat ~/.ssh/id_ed25519.pub | ssh </text:span><text:a xlink:type="simple" xlink:href="mailto:jjgo@192.168.246.142" text:style-name="Internet_20_link" text:visited-style-name="Visited_20_Internet_20_Link"><text:span text:style-name="T3">jjgo@</text:span></text:a><text:a xlink:type="simple" xlink:href="mailto:jjgo@192.168.246.142" text:style-name="Internet_20_link" text:visited-style-name="Visited_20_Internet_20_Link">192.168.246.142</text:a> <text:span text:style-name="T3">tee .ssh/authorized_keys <text:s/>instead of this (?)</text:span></text:p>
      <text:p text:style-name="P12">&gt;<text:span text:style-name="T3">ssh-copy-id </text:span><text:a xlink:type="simple" xlink:href="mailto:jjgo@192.168.246.142" text:style-name="Internet_20_link" text:visited-style-name="Visited_20_Internet_20_Link"><text:span text:style-name="T3">jjgo@192.168.246.142</text:span></text:a></text:p>
      <text:p text:style-name="P12">&gt;<text:span text:style-name="T3">scp notes.md </text:span><text:a xlink:type="simple" xlink:href="mailto:jjgo@192.168.246.142" text:style-name="Internet_20_link" text:visited-style-name="Visited_20_Internet_20_Link"><text:span text:style-name="T3">jjgo@192.168.246.142</text:span></text:a><text:span text:style-name="T3">:foobar.md <text:s/>→ copy local file to remote</text:span></text:p>
      <text:p text:style-name="P14"># SCP will start from the very beginning, trying to copy every file, whereas RSYNC will continue from where it stopped.</text:p>
      <text:p text:style-name="P14">&gt;rsync -avP . <text:a xlink:type="simple" xlink:href="mailto:Jjgo@192.168.246.142" text:style-name="Internet_20_link" text:visited-style-name="Visited_20_Internet_20_Link">Jjgo@192.168.246.142</text:a>:cmd <text:s/>→ copy entire f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8:11:47.305414563</meta:creation-date>
    <meta:generator>LibreOffice/7.3.5.2$Linux_X86_64 LibreOffice_project/30$Build-2</meta:generator>
    <dc:date>2022-09-12T14:57:43.781108397</dc:date>
    <meta:editing-duration>PT11H57M15S</meta:editing-duration>
    <meta:editing-cycles>46</meta:editing-cycles>
    <meta:document-statistic meta:table-count="0" meta:image-count="0" meta:object-count="0" meta:page-count="2" meta:paragraph-count="63" meta:word-count="320" meta:character-count="1894" meta:non-whitespace-character-count="1574"/>
  </office:meta>
</office:document-meta>
</file>